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1d41a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8f2a1" draw:textarea-horizontal-align="justify" draw:textarea-vertical-align="middle" draw:auto-grow-height="false" fo:min-height="3.95cm" fo:min-width="8.1cm"/>
    </style:style>
    <style:style style:name="gr2" style:family="graphic" style:parent-style-name="objectwithoutfill">
      <style:graphic-properties draw:fill="solid" draw:textarea-vertical-align="middl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0.95cm" fo:min-width="26.1cm"/>
      <style:paragraph-properties style:writing-mode="lr-tb"/>
    </style:style>
    <style:style style:name="gr6" style:family="graphic" style:parent-style-name="standard">
      <style:graphic-properties draw:fill-color="#f6f9d4" draw:textarea-horizontal-align="justify" draw:textarea-vertical-align="middle" draw:auto-grow-height="false" fo:min-height="5.55cm" fo:min-width="13.5cm"/>
      <style:paragraph-properties style:writing-mode="lr-tb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2.55cm" fo:min-width="4.3cm"/>
      <style:paragraph-properties style:writing-mode="lr-tb"/>
    </style:style>
    <style:style style:name="gr8" style:family="graphic" style:parent-style-name="standard">
      <style:graphic-properties draw:fill-color="#ffaa95" draw:textarea-horizontal-align="justify" draw:textarea-vertical-align="middle" draw:auto-grow-height="false" fo:min-height="3.15cm" fo:min-width="3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48cm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0.292cm" fo:min-width="1.042cm"/>
      <style:paragraph-properties style:writing-mode="lr-tb"/>
    </style:style>
    <style:style style:name="gr11" style:family="graphic" style:parent-style-name="standard">
      <style:graphic-properties draw:fill-color="#ffffa6" draw:textarea-horizontal-align="justify" draw:textarea-vertical-align="middle" draw:auto-grow-height="false" fo:min-height="0.292cm" fo:min-width="1.042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fill-color="#ffaa95" draw:textarea-horizontal-align="justify" draw:textarea-vertical-align="middle" draw:auto-grow-height="false" fo:min-height="6.55cm" fo:min-width="11.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064cm"/>
      <style:paragraph-properties style:writing-mode="lr-tb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 fo:min-height="0.292cm" fo:min-width="0.042cm"/>
      <style:paragraph-properties style:writing-mode="lr-tb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0.743cm" fo:min-width="2.392cm"/>
      <style:paragraph-properties style:writing-mode="lr-tb"/>
    </style:style>
    <style:style style:name="gr18" style:family="graphic" style:parent-style-name="standard">
      <style:graphic-properties draw:fill-color="#ffffd7" draw:textarea-horizontal-align="justify" draw:textarea-vertical-align="middle" draw:auto-grow-height="false" fo:min-height="0.743cm" fo:min-width="2.392cm"/>
      <style:paragraph-properties style:writing-mode="lr-tb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3.75cm" fo:min-width="25.5cm"/>
      <style:paragraph-properties style:writing-mode="lr-tb"/>
    </style:style>
    <style:style style:name="gr20" style:family="graphic" style:parent-style-name="standard">
      <style:graphic-properties draw:fill-color="#ec9ba4" draw:textarea-horizontal-align="justify" draw:textarea-vertical-align="top" draw:auto-grow-height="false" fo:min-height="3.15cm" fo:min-width="5.1cm"/>
      <style:paragraph-properties style:writing-mode="lr-tb"/>
    </style:style>
    <style:style style:name="gr21" style:family="graphic" style:parent-style-name="standard">
      <style:graphic-properties draw:fill-color="#ffaa95" draw:textarea-horizontal-align="justify" draw:textarea-vertical-align="middle" draw:auto-grow-height="false" fo:min-height="5.95cm" fo:min-width="5.1cm"/>
      <style:paragraph-properties style:writing-mode="lr-tb"/>
    </style:style>
    <style:style style:name="gr22" style:family="graphic" style:parent-style-name="standard">
      <style:graphic-properties draw:fill-color="#ffaa95" draw:textarea-horizontal-align="justify" draw:textarea-vertical-align="top" draw:auto-grow-height="false" fo:min-height="9.75cm" fo:min-width="5.9cm"/>
      <style:paragraph-properties style:writing-mode="lr-tb"/>
    </style:style>
    <style:style style:name="gr23" style:family="graphic" style:parent-style-name="standard">
      <style:graphic-properties draw:fill-color="#f6f9d4" draw:textarea-horizontal-align="justify" draw:textarea-vertical-align="top" draw:auto-grow-height="false" fo:min-height="9.75cm" fo:min-width="5.9cm"/>
      <style:paragraph-properties style:writing-mode="lr-tb"/>
    </style:style>
    <style:style style:name="gr24" style:family="graphic" style:parent-style-name="standard">
      <style:graphic-properties draw:fill-color="#ffff38" draw:textarea-horizontal-align="justify" draw:textarea-vertical-align="top" draw:auto-grow-height="false" fo:min-height="9.75cm" fo:min-width="5.9cm"/>
      <style:paragraph-properties style:writing-mode="lr-tb"/>
    </style:style>
    <style:style style:name="gr25" style:family="graphic" style:parent-style-name="standard">
      <style:graphic-properties draw:fill-color="#729fcf" draw:textarea-horizontal-align="justify" draw:textarea-vertical-align="top" draw:auto-grow-height="false" fo:min-height="9.75cm" fo:min-width="4.4cm"/>
      <style:paragraph-properties style:writing-mode="lr-tb"/>
    </style:style>
    <style:style style:name="gr26" style:family="graphic" style:parent-style-name="standard">
      <style:graphic-properties draw:fill-color="#eeeeee" draw:textarea-horizontal-align="justify" draw:textarea-vertical-align="top" draw:auto-grow-height="false" fo:min-height="12.95cm" fo:min-width="7.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95cm" fo:min-width="2.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30" style:family="graphic" style:parent-style-name="standard">
      <style:graphic-properties draw:fill-color="#cccccc" draw:textarea-horizontal-align="justify" draw:textarea-vertical-align="middle" draw:auto-grow-height="false" fo:min-height="0.045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549cm"/>
      <style:paragraph-properties style:writing-mode="lr-tb"/>
    </style:style>
    <style:style style:name="gr33" style:family="graphic" style:parent-style-name="standard">
      <style:graphic-properties draw:fill-color="#ffffa6" draw:textarea-horizontal-align="justify" draw:textarea-vertical-align="middle" draw:auto-grow-height="false" fo:min-height="0.472cm" fo:min-width="5.622cm"/>
      <style:paragraph-properties style:writing-mode="lr-tb"/>
    </style:style>
    <style:style style:name="gr34" style:family="graphic" style:parent-style-name="standard">
      <style:graphic-properties draw:fill-color="#ffdbb6" draw:textarea-horizontal-align="justify" draw:textarea-vertical-align="middle" draw:auto-grow-height="false" fo:min-height="3.75cm" fo:min-width="11.7cm"/>
    </style:style>
    <style:style style:name="gr35" style:family="graphic" style:parent-style-name="standard">
      <style:graphic-properties draw:textarea-horizontal-align="justify" draw:textarea-vertical-align="middle" draw:auto-grow-height="false" fo:min-height="2.95cm" fo:min-width="4.22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3.08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1.51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343cm"/>
      <style:paragraph-properties style:writing-mode="lr-tb"/>
    </style:style>
    <style:style style:name="gr39" style:family="graphic" style:parent-style-name="standard">
      <style:graphic-properties draw:fill-color="#cccccc" draw:textarea-horizontal-align="justify" draw:textarea-vertical-align="middle" draw:auto-grow-height="false" fo:min-height="0.11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07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9cm" fo:min-width="0.945cm"/>
      <style:paragraph-properties style:writing-mode="lr-tb"/>
    </style:style>
    <style:style style:name="gr42" style:family="graphic" style:parent-style-name="standard">
      <style:graphic-properties draw:fill-color="#bbe33d" draw:textarea-horizontal-align="justify" draw:textarea-vertical-align="top" draw:auto-grow-height="false" fo:min-height="7.268cm" fo:min-width="5.818cm"/>
      <style:paragraph-properties style:writing-mode="lr-tb"/>
    </style:style>
    <style:style style:name="gr43" style:family="graphic" style:parent-style-name="standard">
      <style:graphic-properties draw:fill-color="#ec9ba4" draw:textarea-horizontal-align="justify" draw:textarea-vertical-align="top" draw:auto-grow-height="false" fo:min-height="5.15cm" fo:min-width="3.5cm"/>
      <style:paragraph-properties style:writing-mode="lr-tb"/>
    </style:style>
    <style:style style:name="pr1" style:family="presentation" style:parent-style-name="Default-notes">
      <style:graphic-properties draw:fill-color="#ffffff" fo:min-height="13.364cm" fo:min-width="16.299cm"/>
      <style:paragraph-properties style:writing-mode="lr-tb"/>
    </style:style>
    <style:style style:name="P1" style:family="paragraph">
      <loext:graphic-properties draw:fill-color="#e8f2a1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b2b2b2"/>
      <style:paragraph-properties fo:text-align="start" style:writing-mode="lr-tb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6f9d4"/>
      <style:paragraph-properties fo:text-align="center" style:writing-mode="lr-tb"/>
    </style:style>
    <style:style style:name="P10" style:family="paragraph">
      <loext:graphic-properties draw:fill-color="#b2b2b2"/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-color="#ffaa95"/>
      <style:paragraph-properties fo:text-align="center" style:writing-mode="lr-tb"/>
    </style:style>
    <style:style style:name="P13" style:family="paragraph">
      <loext:graphic-properties draw:fill-color="#b4c7dc"/>
      <style:paragraph-properties fo:text-align="center" style:writing-mode="lr-tb"/>
    </style:style>
    <style:style style:name="P14" style:family="paragraph">
      <loext:graphic-properties draw:fill-color="#ffffa6"/>
      <style:paragraph-properties fo:text-align="center" style:writing-mode="lr-tb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fo:text-align="start"/>
    </style:style>
    <style:style style:name="P17" style:family="paragraph">
      <loext:graphic-properties draw:fill-color="#cccccc"/>
      <style:paragraph-properties fo:text-align="center" style:writing-mode="lr-tb"/>
    </style:style>
    <style:style style:name="P18" style:family="paragraph">
      <loext:graphic-properties draw:fill-color="#ffffd7"/>
      <style:paragraph-properties fo:text-align="center" style:writing-mode="lr-tb"/>
    </style:style>
    <style:style style:name="P19" style:family="paragraph">
      <style:paragraph-properties fo:text-align="start" style:writing-mode="lr-tb"/>
      <style:text-properties style:text-underline-style="solid" style:text-underline-width="auto" style:text-underline-color="font-color"/>
    </style:style>
    <style:style style:name="P20" style:family="paragraph">
      <loext:graphic-properties draw:fill-color="#ec9ba4"/>
      <style:paragraph-properties fo:text-align="start" style:writing-mode="lr-tb"/>
      <style:text-properties style:text-underline-style="solid" style:text-underline-width="auto" style:text-underline-color="font-color"/>
    </style:style>
    <style:style style:name="P21" style:family="paragraph">
      <loext:graphic-properties draw:fill-color="#ffff38"/>
      <style:paragraph-properties fo:text-align="center" style:writing-mode="lr-tb"/>
    </style:style>
    <style:style style:name="P22" style:family="paragraph">
      <loext:graphic-properties draw:fill-color="#729fcf"/>
      <style:paragraph-properties fo:text-align="center" style:writing-mode="lr-tb"/>
    </style:style>
    <style:style style:name="P23" style:family="paragraph">
      <loext:graphic-properties draw:fill-color="#eeeeee"/>
      <style:paragraph-properties fo:text-align="star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text-properties fo:font-size="10.5pt" style:font-size-asian="10.5pt" style:font-size-complex="10.5pt"/>
    </style:style>
    <style:style style:name="P26" style:family="paragraph">
      <loext:graphic-properties draw:fill-color="#cccccc"/>
      <style:paragraph-properties fo:text-align="start" style:writing-mode="lr-tb"/>
    </style:style>
    <style:style style:name="P27" style:family="paragraph">
      <loext:graphic-properties draw:fill-color="#ffffa6"/>
      <style:paragraph-properties fo:text-align="center"/>
    </style:style>
    <style:style style:name="P28" style:family="paragraph">
      <loext:graphic-properties draw:fill-color="#ffdbb6"/>
      <style:paragraph-properties fo:text-align="center"/>
    </style:style>
    <style:style style:name="P29" style:family="paragraph">
      <loext:graphic-properties draw:fill="none" draw:fill-color="#ffffff"/>
      <style:text-properties fo:font-weight="bold" style:font-weight-asian="bold" style:font-weight-complex="bold"/>
    </style:style>
    <style:style style:name="P30" style:family="paragraph">
      <style:text-properties fo:font-weight="bold"/>
    </style:style>
    <style:style style:name="P31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32" style:family="paragraph">
      <style:paragraph-properties fo:text-align="justify" style:writing-mode="lr-tb"/>
    </style:style>
    <style:style style:name="P33" style:family="paragraph">
      <loext:graphic-properties draw:fill-color="#cccccc"/>
      <style:paragraph-properties fo:text-align="justify" style:writing-mode="lr-tb"/>
    </style:style>
    <style:style style:name="P34" style:family="paragraph">
      <loext:graphic-properties draw:fill-color="#bbe33d"/>
      <style:paragraph-properties fo:text-align="center"/>
    </style:style>
    <style:style style:name="P35" style:family="paragraph">
      <loext:graphic-properties draw:fill-color="#ffffff"/>
    </style:style>
    <style:style style:name="T1" style:family="text">
      <style:text-properties style:text-line-through-style="solid" style:text-line-through-type="single" fo:font-size="8pt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text-line-through-style="solid" style:text-line-through-type="single" fo:font-size="15pt" style:font-size-asian="15pt" style:font-size-complex="15pt"/>
    </style:style>
    <style:style style:name="T7" style:family="text">
      <style:text-properties style:text-line-through-style="none" style:text-line-through-type="none" fo:font-size="15pt" style:font-size-asian="15pt" style:font-size-complex="15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6cm" svg:height="4.2cm" svg:x="18.8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4.2cm" svg:x="9.7cm" svg:y="11.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cm" svg:y1="10.8cm" svg:x2="27.4cm" svg:y2="10.8cm">
          <text:p text:style-name="P2">ALL PRODUCTS</text:p>
        </draw:line>
        <draw:frame draw:style-name="gr3" draw:text-style-name="P4" draw:layer="layout" svg:width="6.6cm" svg:height="1cm" svg:x="1cm" svg:y="0.8cm">
          <draw:text-box>
            <text:p>SHOP - PHP-MYSQL</text:p>
          </draw:text-box>
        </draw:frame>
        <draw:frame draw:style-name="gr3" draw:text-style-name="P4" draw:layer="layout" svg:width="6.6cm" svg:height="1cm" svg:x="20.6cm" svg:y="0.8cm">
          <draw:text-box>
            <text:p>SHOP - Index(view)</text:p>
          </draw:text-box>
        </draw:frame>
        <draw:line draw:style-name="gr4" draw:text-style-name="P5" draw:layer="layout" svg:x1="0.6cm" svg:y1="1.8cm" svg:x2="27.4cm" svg:y2="1.8cm">
          <text:p/>
        </draw:line>
        <draw:custom-shape draw:style-name="gr5" draw:text-style-name="P7" draw:layer="layout" svg:width="26.6cm" svg:height="1.2cm" svg:x="0.8cm" svg:y="2.4cm">
          <text:p text:style-name="P6">Home | Products | Category | My Account<text:tab/><text:tab/><text:tab/><text:tab/><text:tab/><text:tab/><text:tab/><text:tab/><text:tab/><text:tab/>cart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4cm" svg:height="5.8cm" svg:x="0.8cm" svg:y="3.6cm">
          <text:p text:style-name="P8">Slider for featured product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8cm" svg:height="2.8cm" svg:x="16cm" svg:y="3.6cm">
          <text:p text:style-name="P8">Category Icon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8cm" svg:height="2.8cm" svg:x="21.9cm" svg:y="3.6cm">
          <text:p text:style-name="P11">Category Icon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8cm" svg:height="2.8cm" svg:x="16cm" svg:y="6.6cm">
          <text:p text:style-name="P11">Category Icon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8cm" svg:height="2.8cm" svg:x="21.9cm" svg:y="6.6cm">
          <text:p text:style-name="P11">Category Ic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4.2cm" svg:x="0.5cm" svg:y="11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cm" svg:height="3.4cm" svg:x="0.8cm" svg:y="11.6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5.4cm" svg:y="11.8cm">
          <draw:text-box>
            <text:p>Product</text:p>
            <text:p><text:span text:style-name="T1">Price</text:span><text:span text:style-name="T2"><text:line-break/></text:span><text:span text:style-name="T2">Sale </text:span><text:span text:style-name="T2">Price</text:span></text:p>
          </draw:text-box>
        </draw:frame>
        <draw:custom-shape draw:style-name="gr10" draw:text-style-name="P13" draw:layer="layout" svg:width="1.6cm" svg:height="0.6cm" svg:x="5.2cm" svg:y="14cm">
          <text:p text:style-name="P8">c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6cm" svg:height="0.6cm" svg:x="7.201cm" svg:y="14.001cm">
          <text:p text:style-name="P8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4cm" svg:height="3.4cm" svg:x="10.001cm" svg:y="11.6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14.601cm" svg:y="11.8cm">
          <draw:text-box>
            <text:p>Product</text:p>
            <text:p><text:span text:style-name="T1">Price</text:span><text:span text:style-name="T2"><text:line-break/></text:span><text:span text:style-name="T2">Sale </text:span><text:span text:style-name="T2">Price</text:span></text:p>
          </draw:text-box>
        </draw:frame>
        <draw:custom-shape draw:style-name="gr10" draw:text-style-name="P13" draw:layer="layout" svg:width="1.6cm" svg:height="0.6cm" svg:x="14.401cm" svg:y="14cm">
          <text:p text:style-name="P8">c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6cm" svg:height="0.6cm" svg:x="16.402cm" svg:y="14.001cm">
          <text:p text:style-name="P8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4cm" svg:height="3.4cm" svg:x="19.102cm" svg:y="11.6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23.502cm" svg:y="11.8cm">
          <draw:text-box>
            <text:p>Product</text:p>
            <text:p><text:span text:style-name="T1">Price</text:span><text:span text:style-name="T2"><text:line-break/></text:span><text:span text:style-name="T2">Sale </text:span><text:span text:style-name="T2">Price</text:span></text:p>
          </draw:text-box>
        </draw:frame>
        <draw:custom-shape draw:style-name="gr10" draw:text-style-name="P13" draw:layer="layout" svg:width="1.6cm" svg:height="0.6cm" svg:x="23.302cm" svg:y="14cm">
          <text:p text:style-name="P8">c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6cm" svg:height="0.6cm" svg:x="25.303cm" svg:y="14.001cm">
          <text:p text:style-name="P8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6.6cm" svg:height="1cm" svg:x="1cm" svg:y="0.8cm">
          <draw:text-box>
            <text:p>SHOP - PHP-MYSQL</text:p>
          </draw:text-box>
        </draw:frame>
        <draw:frame draw:style-name="gr3" draw:text-style-name="P4" draw:layer="layout" svg:width="6.6cm" svg:height="1cm" svg:x="20.6cm" svg:y="0.8cm">
          <draw:text-box>
            <text:p>SHOP - Shop(view)</text:p>
          </draw:text-box>
        </draw:frame>
        <draw:line draw:style-name="gr4" draw:text-style-name="P5" draw:layer="layout" svg:x1="0.6cm" svg:y1="1.8cm" svg:x2="27.4cm" svg:y2="1.8cm">
          <text:p/>
        </draw:line>
        <draw:custom-shape draw:style-name="gr1" draw:text-style-name="P1" draw:layer="layout" svg:width="8.6cm" svg:height="4.2cm" svg:x="18.9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4.2cm" svg:x="9.8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4.2cm" svg:x="0.6cm" svg:y="4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cm" svg:height="3.4cm" svg:x="0.9cm" svg:y="5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5.5cm" svg:y="5.2cm">
          <draw:text-box>
            <text:p>Product</text:p>
            <text:p><text:span text:style-name="T1">Price</text:span><text:span text:style-name="T2"><text:line-break/></text:span><text:span text:style-name="T2">Sale </text:span><text:span text:style-name="T2">Price</text:span></text:p>
          </draw:text-box>
        </draw:frame>
        <draw:custom-shape draw:style-name="gr10" draw:text-style-name="P13" draw:layer="layout" svg:width="1.6cm" svg:height="0.6cm" svg:x="5.3cm" svg:y="7.4cm">
          <text:p text:style-name="P8"><text:span text:style-name="T4">c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6cm" svg:height="0.6cm" svg:x="7.301cm" svg:y="7.401cm">
          <text:p text:style-name="P8"><text:span text:style-name="T5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4cm" svg:height="3.4cm" svg:x="10.101cm" svg:y="5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14.701cm" svg:y="5.2cm">
          <draw:text-box>
            <text:p>Product</text:p>
            <text:p><text:span text:style-name="T1">Price</text:span><text:span text:style-name="T2"><text:line-break/></text:span><text:span text:style-name="T2">Sale </text:span><text:span text:style-name="T2">Price</text:span></text:p>
          </draw:text-box>
        </draw:frame>
        <draw:custom-shape draw:style-name="gr10" draw:text-style-name="P13" draw:layer="layout" svg:width="1.6cm" svg:height="0.6cm" svg:x="14.501cm" svg:y="7.4cm">
          <text:p text:style-name="P8"><text:span text:style-name="T4">c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6cm" svg:height="0.6cm" svg:x="16.502cm" svg:y="7.401cm">
          <text:p text:style-name="P8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4cm" svg:height="3.4cm" svg:x="19.202cm" svg:y="5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23.602cm" svg:y="5.2cm">
          <draw:text-box>
            <text:p>Product</text:p>
            <text:p><text:span text:style-name="T1">Price</text:span><text:span text:style-name="T2"><text:line-break/></text:span><text:span text:style-name="T2">Sale </text:span><text:span text:style-name="T2">Price</text:span></text:p>
          </draw:text-box>
        </draw:frame>
        <draw:custom-shape draw:style-name="gr10" draw:text-style-name="P13" draw:layer="layout" svg:width="1.6cm" svg:height="0.6cm" svg:x="23.402cm" svg:y="7.4cm">
          <text:p text:style-name="P8"><text:span text:style-name="T4">c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6cm" svg:height="0.6cm" svg:x="25.403cm" svg:y="7.401cm">
          <text:p text:style-name="P8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6cm" svg:height="4.2cm" svg:x="18.9cm" svg:y="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4.2cm" svg:x="9.8cm" svg:y="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4.2cm" svg:x="0.6cm" svg:y="9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cm" svg:height="3.4cm" svg:x="0.9cm" svg:y="9.6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5.5cm" svg:y="9.8cm">
          <draw:text-box>
            <text:p>Product</text:p>
            <text:p><text:span text:style-name="T1">Price</text:span><text:span text:style-name="T2"><text:line-break/></text:span><text:span text:style-name="T2">Sale </text:span><text:span text:style-name="T2">Price</text:span></text:p>
          </draw:text-box>
        </draw:frame>
        <draw:custom-shape draw:style-name="gr10" draw:text-style-name="P13" draw:layer="layout" svg:width="1.6cm" svg:height="0.6cm" svg:x="5.3cm" svg:y="12cm">
          <text:p text:style-name="P8">c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6cm" svg:height="0.6cm" svg:x="7.301cm" svg:y="12.001cm">
          <text:p text:style-name="P8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4cm" svg:height="3.4cm" svg:x="10.101cm" svg:y="9.6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14.701cm" svg:y="9.8cm">
          <draw:text-box>
            <text:p>Product</text:p>
            <text:p><text:span text:style-name="T1">Price</text:span><text:span text:style-name="T2"><text:line-break/></text:span><text:span text:style-name="T2">Sale </text:span><text:span text:style-name="T2">Price</text:span></text:p>
          </draw:text-box>
        </draw:frame>
        <draw:custom-shape draw:style-name="gr10" draw:text-style-name="P13" draw:layer="layout" svg:width="1.6cm" svg:height="0.6cm" svg:x="14.501cm" svg:y="12cm">
          <text:p text:style-name="P8">c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6cm" svg:height="0.6cm" svg:x="16.502cm" svg:y="12.001cm">
          <text:p text:style-name="P8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4cm" svg:height="3.4cm" svg:x="19.202cm" svg:y="9.6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23.602cm" svg:y="9.8cm">
          <draw:text-box>
            <text:p>Product</text:p>
            <text:p><text:span text:style-name="T1">Price</text:span><text:span text:style-name="T2"><text:line-break/></text:span><text:span text:style-name="T2">Sale </text:span><text:span text:style-name="T2">Price</text:span></text:p>
          </draw:text-box>
        </draw:frame>
        <draw:custom-shape draw:style-name="gr10" draw:text-style-name="P13" draw:layer="layout" svg:width="1.6cm" svg:height="0.6cm" svg:x="23.402cm" svg:y="12cm">
          <text:p text:style-name="P8">c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6cm" svg:height="0.6cm" svg:x="25.403cm" svg:y="12.001cm">
          <text:p text:style-name="P8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6cm" svg:height="4.2cm" svg:x="18.9cm" svg:y="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4.2cm" svg:x="9.8cm" svg:y="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4.2cm" svg:x="0.6cm" svg:y="9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cm" svg:height="3.4cm" svg:x="0.9cm" svg:y="9.6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5.5cm" svg:y="9.8cm">
          <draw:text-box>
            <text:p>Product</text:p>
            <text:p><text:span text:style-name="T1">Price</text:span><text:span text:style-name="T2"><text:line-break/></text:span><text:span text:style-name="T2">Sale </text:span><text:span text:style-name="T2">Price</text:span></text:p>
          </draw:text-box>
        </draw:frame>
        <draw:custom-shape draw:style-name="gr10" draw:text-style-name="P13" draw:layer="layout" svg:width="1.6cm" svg:height="0.6cm" svg:x="5.3cm" svg:y="12cm">
          <text:p text:style-name="P8"><text:span text:style-name="T4">c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6cm" svg:height="0.6cm" svg:x="7.301cm" svg:y="12.001cm">
          <text:p text:style-name="P8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4cm" svg:height="3.4cm" svg:x="10.101cm" svg:y="9.6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14.701cm" svg:y="9.8cm">
          <draw:text-box>
            <text:p>Product</text:p>
            <text:p><text:span text:style-name="T1">Price</text:span><text:span text:style-name="T2"><text:line-break/></text:span><text:span text:style-name="T2">Sale </text:span><text:span text:style-name="T2">Price</text:span></text:p>
          </draw:text-box>
        </draw:frame>
        <draw:custom-shape draw:style-name="gr10" draw:text-style-name="P13" draw:layer="layout" svg:width="1.6cm" svg:height="0.6cm" svg:x="14.501cm" svg:y="12cm">
          <text:p text:style-name="P8"><text:span text:style-name="T4">c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6cm" svg:height="0.6cm" svg:x="16.502cm" svg:y="12.001cm">
          <text:p text:style-name="P8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4cm" svg:height="3.4cm" svg:x="19.202cm" svg:y="9.6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23.602cm" svg:y="9.8cm">
          <draw:text-box>
            <text:p>Product</text:p>
            <text:p><text:span text:style-name="T1">Price</text:span><text:span text:style-name="T2"><text:line-break/></text:span><text:span text:style-name="T2">Sale </text:span><text:span text:style-name="T2">Price</text:span></text:p>
          </draw:text-box>
        </draw:frame>
        <draw:custom-shape draw:style-name="gr10" draw:text-style-name="P13" draw:layer="layout" svg:width="1.6cm" svg:height="0.6cm" svg:x="23.402cm" svg:y="12cm">
          <text:p text:style-name="P8"><text:span text:style-name="T4">c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6cm" svg:height="0.6cm" svg:x="25.403cm" svg:y="12.001cm">
          <text:p text:style-name="P8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26.6cm" svg:height="1.2cm" svg:x="0.8cm" svg:y="2.4cm">
          <text:p text:style-name="P6">Home | Products | Category | My Account<text:tab/><text:tab/><text:tab/><text:tab/><text:tab/><text:tab/><text:tab/><text:tab/><text:tab/><text:tab/>car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6.6cm" svg:height="1cm" svg:x="1cm" svg:y="0.8cm">
          <draw:text-box>
            <text:p>SHOP - PHP-MYSQL</text:p>
          </draw:text-box>
        </draw:frame>
        <draw:frame draw:style-name="gr13" draw:text-style-name="P4" draw:layer="layout" svg:width="8cm" svg:height="0.962cm" svg:x="19.2cm" svg:y="0.8cm">
          <draw:text-box>
            <text:p>SHOP - Product(view)</text:p>
          </draw:text-box>
        </draw:frame>
        <draw:line draw:style-name="gr4" draw:text-style-name="P5" draw:layer="layout" svg:x1="0.6cm" svg:y1="1.8cm" svg:x2="27.4cm" svg:y2="1.8cm">
          <text:p/>
        </draw:line>
        <draw:custom-shape draw:style-name="gr5" draw:text-style-name="P7" draw:layer="layout" svg:width="26.6cm" svg:height="1.2cm" svg:x="0.8cm" svg:y="2.4cm">
          <text:p text:style-name="P6">Home | Products | Category | My Account<text:tab/><text:tab/><text:tab/><text:tab/><text:tab/><text:tab/><text:tab/><text:tab/><text:tab/><text:tab/>cart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2.2cm" svg:height="6.8cm" svg:x="1cm" svg:y="4cm">
          <text:p text:style-name="P8">Image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3.4cm" svg:height="3.314cm" svg:x="13.6cm" svg:y="4cm">
          <draw:text-box>
            <text:p>PRODUCT NAME</text:p>
            <text:p><text:span text:style-name="T6">Pric</text:span><text:span text:style-name="T6">e</text:span></text:p>
            <text:p><text:span text:style-name="T7">Selli</text:span><text:span text:style-name="T7">ng </text:span><text:span text:style-name="T7">Pric</text:span><text:span text:style-name="T7">e</text:span></text:p>
            <text:p><text:span text:style-name="T7"/></text:p>
            <text:p text:style-name="P16"><text:span text:style-name="T7">Qu</text:span><text:span text:style-name="T7">anti</text:span><text:span text:style-name="T7">ty</text:span><text:span text:style-name="T7"><text:tab/></text:span><text:span text:style-name="T7"> <text:s text:c="5"/></text:span><text:span text:style-name="T7">1 <text:s/></text:span></text:p>
          </draw:text-box>
        </draw:frame>
        <draw:custom-shape draw:style-name="gr16" draw:text-style-name="P17" draw:layer="layout" svg:width="0.6cm" svg:height="0.6cm" svg:x="16.1cm" svg:y="6.6cm">
          <text:p text:style-name="P8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0.6cm" svg:height="0.6cm" svg:x="18.101cm" svg:y="6.601cm">
          <text:p text:style-name="P8">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2.998cm" svg:height="1.099cm" svg:x="16.202cm" svg:y="8.301cm">
          <text:p text:style-name="P8"><text:span text:style-name="T4">Add to C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2.998cm" svg:height="1.099cm" svg:x="20.203cm" svg:y="8.301cm">
          <text:p text:style-name="P8"><text:span text:style-name="T4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26cm" svg:height="4cm" svg:x="1.2cm" svg:y="11.2cm">
          <text:p text:style-name="P8">Description/Review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6.6cm" svg:height="1cm" svg:x="1cm" svg:y="0.8cm">
          <draw:text-box>
            <text:p>SHOP - PHP-MYSQL</text:p>
          </draw:text-box>
        </draw:frame>
        <draw:frame draw:style-name="gr13" draw:text-style-name="P4" draw:layer="layout" svg:width="8cm" svg:height="0.962cm" svg:x="19.2cm" svg:y="0.8cm">
          <draw:text-box>
            <text:p>SHOP - User(view)</text:p>
          </draw:text-box>
        </draw:frame>
        <draw:line draw:style-name="gr4" draw:text-style-name="P5" draw:layer="layout" svg:x1="0.6cm" svg:y1="1.8cm" svg:x2="27.4cm" svg:y2="1.8cm">
          <text:p/>
        </draw:line>
        <draw:custom-shape draw:style-name="gr5" draw:text-style-name="P7" draw:layer="layout" svg:width="26.6cm" svg:height="1.2cm" svg:x="0.8cm" svg:y="2.4cm">
          <text:p text:style-name="P6">Home | Products | Category | My Account<text:tab/><text:tab/><text:tab/><text:tab/><text:tab/><text:tab/><text:tab/><text:tab/><text:tab/><text:tab/>cart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5.6cm" svg:height="3.4cm" svg:x="0.8cm" svg:y="4cm">
          <text:p text:style-name="P19"><text:span text:style-name="T8">Dashboard</text:span></text:p>
          <text:p text:style-name="P19"><text:span text:style-name="T8">Orders</text:span></text:p>
          <text:p text:style-name="P19"><text:span text:style-name="T8">Profile</text:span></text:p>
          <text:p text:style-name="P19"><text:span text:style-name="T8">Returns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5.6cm" svg:height="6.2cm" svg:x="0.8cm" svg:y="7.8cm">
          <text:p text:style-name="P8">Active order details</text:p>
          <text:p text:style-name="P8">(products</text:p>
          <text:p text:style-name="P8">Statuts)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6.4cm" svg:height="10cm" svg:x="6.6cm" svg:y="4cm">
          <text:p text:style-name="P8">Dashboard</text:p>
          <text:p text:style-name="P6">Total Order</text:p>
          <text:p text:style-name="P6">Total Return</text:p>
          <text:p text:style-name="P6">Total Spends</text:p>
          <text:p text:style-name="P6">Last 3 orders stats</text:p>
          <text:p text:style-name="P6">Product</text:p>
          <text:p text:style-name="P6">Amount</text:p>
          <text:p text:style-name="P6">Quantity</text:p>
          <text:p text:style-name="P6">status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6.4cm" svg:height="10cm" svg:x="12.2cm" svg:y="4cm">
          <text:p text:style-name="P8">Orders</text:p>
          <text:p text:style-name="P6">Last orders stats</text:p>
          <text:p text:style-name="P6">Product</text:p>
          <text:p text:style-name="P6">Amount</text:p>
          <text:p text:style-name="P6">Quantity</text:p>
          <text:p text:style-name="P6">Status</text:p>
          <text:p text:style-name="P6">All orders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6.4cm" svg:height="10cm" svg:x="17.2cm" svg:y="4cm">
          <text:p text:style-name="P8">Returns</text:p>
          <text:p text:style-name="P6">List Return orders </text:p>
          <text:p text:style-name="P6">Product</text:p>
          <text:p text:style-name="P6">Amount</text:p>
          <text:p text:style-name="P6">Quantity</text:p>
          <text:p text:style-name="P6">Status</text:p>
          <text:p text:style-name="P6">All returned orders</text:p>
          <draw:enhanced-geometry svg:viewBox="0 0 21600 21600" draw:type="rectangle" draw:enhanced-path="M 0 0 L 21600 0 21600 21600 0 21600 0 0 Z N"/>
        </draw:custom-shape>
        <draw:custom-shape draw:style-name="gr25" draw:text-style-name="P22" draw:layer="layout" svg:width="4.9cm" svg:height="10cm" svg:x="22.7cm" svg:y="4cm">
          <text:p text:style-name="P8">Profile</text:p>
          <text:p text:style-name="P6">Name</text:p>
          <text:p text:style-name="P6">Email</text:p>
          <text:p text:style-name="P6">Contact</text:p>
          <text:p text:style-name="P6">Image</text:p>
          <text:p text:style-name="P6">AddressPermanent</text:p>
          <text:p text:style-name="P6">Other address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4" draw:layer="layout" svg:width="6.6cm" svg:height="1cm" svg:x="1cm" svg:y="0.8cm">
          <draw:text-box>
            <text:p>SHOP - PHP-MYSQL</text:p>
          </draw:text-box>
        </draw:frame>
        <draw:frame draw:style-name="gr13" draw:text-style-name="P4" draw:layer="layout" svg:width="8cm" svg:height="0.962cm" svg:x="19.2cm" svg:y="0.8cm">
          <draw:text-box>
            <text:p>SHOP - Cart(view)</text:p>
          </draw:text-box>
        </draw:frame>
        <draw:line draw:style-name="gr4" draw:text-style-name="P5" draw:layer="layout" svg:x1="0.6cm" svg:y1="1.8cm" svg:x2="27.4cm" svg:y2="1.8cm">
          <text:p/>
        </draw:line>
        <draw:custom-shape draw:style-name="gr5" draw:text-style-name="P7" draw:layer="layout" svg:width="26.6cm" svg:height="1.2cm" svg:x="0.8cm" svg:y="2.4cm">
          <text:p text:style-name="P6">Home | Products | Category | My Account<text:tab/><text:tab/><text:tab/><text:tab/><text:tab/><text:tab/><text:tab/><text:tab/><text:tab/><text:tab/>cart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8.4cm" svg:height="13.2cm" svg:x="19.6cm" svg:y="2.4cm">
          <text:p text:style-name="P16">Your Cart</text:p>
          <text:p text:style-name="P16"/>
          <text:p text:style-name="P16"/>
          <draw:enhanced-geometry svg:viewBox="0 0 21600 21600" draw:type="rectangle" draw:enhanced-path="M 0 0 L 21600 0 21600 21600 0 21600 0 0 Z N"/>
        </draw:custom-shape>
        <draw:frame draw:style-name="gr27" draw:text-style-name="P24" draw:layer="layout" svg:width="0.925cm" svg:height="0.962cm" svg:x="26.875cm" svg:y="2.438cm">
          <draw:text-box>
            <text:p>X</text:p>
          </draw:text-box>
        </draw:frame>
        <draw:custom-shape draw:style-name="gr28" draw:text-style-name="P2" draw:layer="layout" svg:width="3cm" svg:height="2.2cm" svg:x="20cm" svg:y="4.2cm">
          <text:p text:style-name="P2">image</text:p>
          <draw:enhanced-geometry svg:viewBox="0 0 21600 21600" draw:type="rectangle" draw:enhanced-path="M 0 0 L 21600 0 21600 21600 0 21600 0 0 Z N"/>
        </draw:custom-shape>
        <draw:frame draw:style-name="gr29" draw:text-style-name="P25" draw:layer="layout" svg:width="3.2cm" svg:height="1.073cm" svg:x="23cm" svg:y="4.2cm">
          <draw:text-box>
            <text:p><text:span text:style-name="T9">Prod</text:span><text:span text:style-name="T9">uct </text:span><text:span text:style-name="T9">Nam</text:span><text:span text:style-name="T9">e</text:span></text:p>
            <text:p><text:span text:style-name="T5">cost</text:span></text:p>
          </draw:text-box>
        </draw:frame>
        <draw:custom-shape draw:style-name="gr30" draw:text-style-name="P26" draw:layer="layout" svg:width="0.4cm" svg:height="0.327cm" svg:x="23.2cm" svg:y="5.273cm">
          <text:p text:style-name="P6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6" draw:layer="layout" svg:width="0.4cm" svg:height="0.327cm" svg:x="24.601cm" svg:y="5.273cm">
          <text:p text:style-name="P6"><text:span text:style-name="T10">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4" draw:layer="layout" svg:width="0.718cm" svg:height="0.683cm" svg:x="23.682cm" svg:y="5.117cm">
          <draw:text-box>
            <text:p><text:span text:style-name="T3">1</text:span></text:p>
          </draw:text-box>
        </draw:frame>
        <draw:frame draw:style-name="gr27" draw:text-style-name="P24" draw:layer="layout" svg:width="2.192cm" svg:height="0.662cm" svg:x="23.205cm" svg:y="5.738cm">
          <draw:text-box>
            <text:p><text:span text:style-name="T5">Total </text:span><text:span text:style-name="T5">: </text:span><text:span text:style-name="T9">300</text:span></text:p>
          </draw:text-box>
        </draw:frame>
        <draw:custom-shape draw:style-name="gr28" draw:text-style-name="P2" draw:layer="layout" svg:width="3cm" svg:height="2.2cm" svg:x="20cm" svg:y="6.7cm">
          <text:p text:style-name="P2">image</text:p>
          <draw:enhanced-geometry svg:viewBox="0 0 21600 21600" draw:type="rectangle" draw:enhanced-path="M 0 0 L 21600 0 21600 21600 0 21600 0 0 Z N"/>
        </draw:custom-shape>
        <draw:frame draw:style-name="gr29" draw:text-style-name="P25" draw:layer="layout" svg:width="3.2cm" svg:height="1.073cm" svg:x="23cm" svg:y="6.7cm">
          <draw:text-box>
            <text:p><text:span text:style-name="T9">Prod</text:span><text:span text:style-name="T9">uct </text:span><text:span text:style-name="T9">Nam</text:span><text:span text:style-name="T9">e</text:span></text:p>
            <text:p><text:span text:style-name="T5">cost</text:span></text:p>
          </draw:text-box>
        </draw:frame>
        <draw:custom-shape draw:style-name="gr30" draw:text-style-name="P26" draw:layer="layout" svg:width="0.4cm" svg:height="0.327cm" svg:x="23.2cm" svg:y="7.773cm">
          <text:p text:style-name="P6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6" draw:layer="layout" svg:width="0.4cm" svg:height="0.327cm" svg:x="24.601cm" svg:y="7.773cm">
          <text:p text:style-name="P6"><text:span text:style-name="T10">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4" draw:layer="layout" svg:width="0.718cm" svg:height="0.683cm" svg:x="23.682cm" svg:y="7.617cm">
          <draw:text-box>
            <text:p><text:span text:style-name="T3">1</text:span></text:p>
          </draw:text-box>
        </draw:frame>
        <draw:frame draw:style-name="gr27" draw:text-style-name="P24" draw:layer="layout" svg:width="2.192cm" svg:height="0.662cm" svg:x="23.205cm" svg:y="8.238cm">
          <draw:text-box>
            <text:p><text:span text:style-name="T5">Total </text:span><text:span text:style-name="T5">: </text:span><text:span text:style-name="T9">150</text:span></text:p>
          </draw:text-box>
        </draw:frame>
        <draw:custom-shape draw:style-name="gr28" draw:text-style-name="P2" draw:layer="layout" svg:width="3cm" svg:height="2.2cm" svg:x="20cm" svg:y="9.2cm">
          <text:p text:style-name="P2">image</text:p>
          <draw:enhanced-geometry svg:viewBox="0 0 21600 21600" draw:type="rectangle" draw:enhanced-path="M 0 0 L 21600 0 21600 21600 0 21600 0 0 Z N"/>
        </draw:custom-shape>
        <draw:frame draw:style-name="gr29" draw:text-style-name="P25" draw:layer="layout" svg:width="3.2cm" svg:height="1.073cm" svg:x="23cm" svg:y="9.2cm">
          <draw:text-box>
            <text:p><text:span text:style-name="T9">Prod</text:span><text:span text:style-name="T9">uct </text:span><text:span text:style-name="T9">Nam</text:span><text:span text:style-name="T9">e</text:span></text:p>
            <text:p><text:span text:style-name="T5">cost</text:span></text:p>
          </draw:text-box>
        </draw:frame>
        <draw:custom-shape draw:style-name="gr30" draw:text-style-name="P26" draw:layer="layout" svg:width="0.4cm" svg:height="0.327cm" svg:x="23.2cm" svg:y="10.273cm">
          <text:p text:style-name="P6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6" draw:layer="layout" svg:width="0.4cm" svg:height="0.327cm" svg:x="24.601cm" svg:y="10.273cm">
          <text:p text:style-name="P6"><text:span text:style-name="T10">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4" draw:layer="layout" svg:width="0.718cm" svg:height="0.683cm" svg:x="23.682cm" svg:y="10.117cm">
          <draw:text-box>
            <text:p><text:span text:style-name="T3">1</text:span></text:p>
          </draw:text-box>
        </draw:frame>
        <draw:frame draw:style-name="gr27" draw:text-style-name="P24" draw:layer="layout" svg:width="2.192cm" svg:height="0.662cm" svg:x="23.205cm" svg:y="10.738cm">
          <draw:text-box>
            <text:p><text:span text:style-name="T5">Total </text:span><text:span text:style-name="T5">: </text:span><text:span text:style-name="T9">200</text:span></text:p>
          </draw:text-box>
        </draw:frame>
        <draw:line draw:style-name="gr4" draw:text-style-name="P5" draw:layer="layout" svg:x1="20.2cm" svg:y1="12cm" svg:x2="27.6cm" svg:y2="12cm">
          <text:p/>
        </draw:line>
        <draw:frame draw:style-name="gr31" draw:text-style-name="P24" draw:layer="layout" svg:width="3cm" svg:height="0.725cm" svg:x="20.4cm" svg:y="12.2cm">
          <draw:text-box>
            <text:p><text:span text:style-name="T11">Total </text:span><text:span text:style-name="T11">Item: </text:span><text:span text:style-name="T11">3</text:span></text:p>
          </draw:text-box>
        </draw:frame>
        <draw:frame draw:style-name="gr32" draw:text-style-name="P24" draw:layer="layout" svg:width="3.8cm" svg:height="0.799cm" svg:x="23.2cm" svg:y="12.201cm">
          <draw:text-box>
            <text:p><text:span text:style-name="T11">Gran</text:span><text:span text:style-name="T11">d </text:span><text:span text:style-name="T11">Total</text:span><text:span text:style-name="T11">: </text:span><text:span text:style-name="T12">650</text:span></text:p>
          </draw:text-box>
        </draw:frame>
        <draw:custom-shape draw:style-name="gr33" draw:text-style-name="P27" draw:layer="layout" svg:width="6.2cm" svg:height="0.8cm" svg:x="20.8cm" svg:y="14.4cm">
          <text:p text:style-name="P2"><text:span text:style-name="T10">Check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5" draw:text-style-name="P7" draw:layer="layout" svg:width="26.6cm" svg:height="1.2cm" svg:x="0.8cm" svg:y="2.4cm">
          <text:p text:style-name="P6">Home | Products | Category | My Account<text:tab/><text:tab/><text:tab/><text:tab/><text:tab/><text:tab/><text:tab/><text:tab/><text:tab/><text:tab/>cart</text:p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12.2cm" svg:height="4cm" svg:x="6.3cm" svg:y="4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4.726cm" svg:height="3.2cm" svg:x="6.664cm" svg:y="4.6cm">
          <text:p text:style-name="P2">image</text:p>
          <draw:enhanced-geometry svg:viewBox="0 0 21600 21600" draw:type="rectangle" draw:enhanced-path="M 0 0 L 21600 0 21600 21600 0 21600 0 0 Z N"/>
        </draw:custom-shape>
        <draw:frame draw:style-name="gr36" draw:text-style-name="P29" draw:layer="layout" svg:width="5.728cm" svg:height="0.878cm" svg:x="11.572cm" svg:y="4.6cm">
          <draw:text-box>
            <text:p><text:span text:style-name="T13">Pro</text:span><text:span text:style-name="T13">du</text:span><text:span text:style-name="T13">ct </text:span><text:span text:style-name="T13">Na</text:span><text:span text:style-name="T13">me</text:span></text:p>
          </draw:text-box>
        </draw:frame>
        <draw:frame draw:style-name="gr37" draw:text-style-name="P31" draw:layer="layout" svg:width="2.211cm" svg:height="1.199cm" svg:x="11.556cm" svg:y="5.175cm">
          <draw:text-box>
            <text:p text:style-name="P30"><text:span text:style-name="T11">Item </text:span><text:span text:style-name="T11">Cost</text:span></text:p>
          </draw:text-box>
        </draw:frame>
        <draw:frame draw:style-name="gr38" draw:text-style-name="P29" draw:layer="layout" svg:width="2.528cm" svg:height="0.725cm" svg:x="11.572cm" svg:y="6.1cm">
          <draw:text-box>
            <text:p><text:span text:style-name="T12">Qua</text:span><text:span text:style-name="T12">ntity</text:span></text:p>
          </draw:text-box>
        </draw:frame>
        <draw:custom-shape draw:style-name="gr39" draw:text-style-name="P33" draw:layer="layout" svg:width="0.484cm" svg:height="0.398cm" svg:x="16.591cm" svg:y="6.301cm">
          <text:p text:style-name="P32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7" draw:layer="layout" svg:width="0.484cm" svg:height="0.398cm" svg:x="17.571cm" svg:y="6.302cm">
          <text:p text:style-name="P8"><text:span text:style-name="T14">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9" draw:layer="layout" svg:width="0.633cm" svg:height="0.645cm" svg:x="17.046cm" svg:y="6.2cm">
          <draw:text-box>
            <text:p><text:span text:style-name="T15">1</text:span></text:p>
          </draw:text-box>
        </draw:frame>
        <draw:frame draw:style-name="gr41" draw:text-style-name="P29" draw:layer="layout" svg:width="2.727cm" svg:height="0.725cm" svg:x="11.573cm" svg:y="7.001cm">
          <draw:text-box>
            <text:p><text:span text:style-name="T12">Tota</text:span><text:span text:style-name="T12">l: </text:span></text:p>
          </draw:text-box>
        </draw:frame>
        <draw:custom-shape draw:style-name="gr42" draw:text-style-name="P34" draw:layer="layout" svg:width="7cm" svg:height="8.2cm" svg:x="20.2cm" svg:y="4cm">
          <text:p text:style-name="P2">TOTAL</text:p>
          <text:p text:style-name="P16"><text:span text:style-name="T11">TOTAL PRODUCTS : 2</text:span></text:p>
          <text:p text:style-name="P16"><text:span text:style-name="T11">TOTAL CHARGES : 500</text:span></text:p>
          <text:p text:style-name="P16"><text:span text:style-name="T11">PAYMENT MODE : COD</text:span></text:p>
          <text:p text:style-name="P16"><text:span text:style-name="T11">ADDRESS TO DELIVER:</text:span></text:p>
          <text:p text:style-name="P16"><text:span text:style-name="T11">Sdfskj dsfsdf sd sds df 121212</text:span></text:p>
          <text:p text:style-name="P16"><text:span text:style-name="T11">Estimated Deliver:</text:span></text:p>
          <text:p text:style-name="P16"><text:span text:style-name="T11">Wednesday 22</text:span></text:p>
          <text:p text:style-name="P16"><text:span text:style-name="T11"/></text:p>
          <text:p text:style-name="P16"><text:span text:style-name="T12">Grand Tot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0" draw:layer="layout" svg:width="4cm" svg:height="5.4cm" svg:x="0.8cm" svg:y="4cm">
          <text:p text:style-name="P19"><text:span text:style-name="T8">Dashboard</text:span></text:p>
          <text:p text:style-name="P19"><text:span text:style-name="T8">Orders</text:span></text:p>
          <text:p text:style-name="P19"><text:span text:style-name="T8">Profile</text:span></text:p>
          <text:p text:style-name="P19"><text:span text:style-name="T8">Returns</text:span></text:p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12.2cm" svg:height="4cm" svg:x="6.3cm" svg:y="8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4.726cm" svg:height="3.2cm" svg:x="6.664cm" svg:y="8.8cm">
          <text:p text:style-name="P2">image</text:p>
          <draw:enhanced-geometry svg:viewBox="0 0 21600 21600" draw:type="rectangle" draw:enhanced-path="M 0 0 L 21600 0 21600 21600 0 21600 0 0 Z N"/>
        </draw:custom-shape>
        <draw:frame draw:style-name="gr36" draw:text-style-name="P29" draw:layer="layout" svg:width="5.728cm" svg:height="0.878cm" svg:x="11.572cm" svg:y="8.8cm">
          <draw:text-box>
            <text:p><text:span text:style-name="T13">Pro</text:span><text:span text:style-name="T13">du</text:span><text:span text:style-name="T13">ct </text:span><text:span text:style-name="T13">Na</text:span><text:span text:style-name="T13">me</text:span></text:p>
          </draw:text-box>
        </draw:frame>
        <draw:frame draw:style-name="gr37" draw:text-style-name="P31" draw:layer="layout" svg:width="2.211cm" svg:height="1.199cm" svg:x="11.556cm" svg:y="9.375cm">
          <draw:text-box>
            <text:p text:style-name="P30"><text:span text:style-name="T11">Item </text:span><text:span text:style-name="T11">Cost</text:span></text:p>
          </draw:text-box>
        </draw:frame>
        <draw:frame draw:style-name="gr38" draw:text-style-name="P29" draw:layer="layout" svg:width="2.528cm" svg:height="0.725cm" svg:x="11.572cm" svg:y="10.3cm">
          <draw:text-box>
            <text:p><text:span text:style-name="T12">Qua</text:span><text:span text:style-name="T12">ntity</text:span></text:p>
          </draw:text-box>
        </draw:frame>
        <draw:custom-shape draw:style-name="gr39" draw:text-style-name="P33" draw:layer="layout" svg:width="0.484cm" svg:height="0.398cm" svg:x="16.591cm" svg:y="10.501cm">
          <text:p text:style-name="P32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7" draw:layer="layout" svg:width="0.484cm" svg:height="0.398cm" svg:x="17.571cm" svg:y="10.502cm">
          <text:p text:style-name="P8"><text:span text:style-name="T14">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9" draw:layer="layout" svg:width="0.633cm" svg:height="0.645cm" svg:x="17.046cm" svg:y="10.4cm">
          <draw:text-box>
            <text:p><text:span text:style-name="T15">1</text:span></text:p>
          </draw:text-box>
        </draw:frame>
        <draw:frame draw:style-name="gr41" draw:text-style-name="P29" draw:layer="layout" svg:width="2.727cm" svg:height="0.725cm" svg:x="11.573cm" svg:y="11.201cm">
          <draw:text-box>
            <text:p><text:span text:style-name="T12">Tota</text:span><text:span text:style-name="T12">l: </text:span></text:p>
          </draw:text-box>
        </draw:frame>
        <draw:frame draw:style-name="gr3" draw:text-style-name="P4" draw:layer="layout" svg:width="6.6cm" svg:height="1cm" svg:x="1cm" svg:y="0.801cm">
          <draw:text-box>
            <text:p>SHOP - PHP-MYSQL</text:p>
          </draw:text-box>
        </draw:frame>
        <draw:frame draw:style-name="gr13" draw:text-style-name="P4" draw:layer="layout" svg:width="8cm" svg:height="0.962cm" svg:x="19.2cm" svg:y="0.801cm">
          <draw:text-box>
            <text:p>SHOP - Order(view)</text:p>
          </draw:text-box>
        </draw:frame>
        <draw:line draw:style-name="gr4" draw:text-style-name="P5" draw:layer="layout" svg:x1="0.6cm" svg:y1="1.801cm" svg:x2="27.4cm" svg:y2="1.801cm">
          <text:p/>
        </draw:line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draw:frame draw:style-name="gr3" draw:text-style-name="P4" draw:layer="layout" svg:width="6.6cm" svg:height="1cm" svg:x="1cm" svg:y="0.801cm">
          <draw:text-box>
            <text:p>SHOP - PHP-MYSQL</text:p>
          </draw:text-box>
        </draw:frame>
        <draw:frame draw:style-name="gr13" draw:text-style-name="P4" draw:layer="layout" svg:width="8cm" svg:height="0.962cm" svg:x="19.2cm" svg:y="0.801cm">
          <draw:text-box>
            <text:p>DATABASE - Shop(table)</text:p>
          </draw:text-box>
        </draw:frame>
        <draw:line draw:style-name="gr4" draw:text-style-name="P5" draw:layer="layout" svg:x1="0.6cm" svg:y1="1.801cm" svg:x2="27.4cm" svg:y2="1.801cm">
          <text:p/>
        </draw:line>
        <draw:frame draw:style-name="gr27" draw:text-style-name="P24" draw:layer="layout" svg:width="13.21cm" svg:height="0.962cm" svg:x="0.8cm" svg:y="2.4cm">
          <draw:text-box>
            <text:p>For registering shop and creating admin login</text:p>
          </draw:text-box>
        </draw:frame>
        <presentation:notes draw:style-name="dp2">
          <draw:page-thumbnail draw:style-name="gr12" draw:layer="layout" svg:width="19.798cm" svg:height="11.136cm" svg:x="0.6cm" svg:y="2.257cm" draw:page-number="7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06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39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2.619cm" svg:height="1.484cm" svg:x="3.247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4.883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3.383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5.065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7T10:24:20.380042030</meta:creation-date>
    <dc:date>2022-11-18T13:05:36.601676552</dc:date>
    <meta:editing-duration>PT8H38M8S</meta:editing-duration>
    <meta:editing-cycles>42</meta:editing-cycles>
    <meta:generator>LibreOffice/6.4.7.2$Linux_X86_64 LibreOffice_project/40$Build-2</meta:generator>
    <meta:document-statistic meta:object-count="186"/>
  </office:meta>
</office:document-meta>
</file>